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 style:data-style-name="N119">
      <style:text-properties style:font-name="Times New Roman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Action</text:p>
          </table:table-cell>
          <table:table-cell table:style-name="ce6" office:value-type="string">
            <text:p>No</text:p>
          </table:table-cell>
          <table:table-cell table:style-name="ce6" table:number-columns-repeated="3"/>
          <table:table-cell table:style-name="ce21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1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1" office:value-type="string">
            <text:p>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Position()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position</text:p>
          </table:table-cell>
          <table:table-cell office:value-type="string">
            <text:p>b,ca,co,s</text:p>
          </table:table-cell>
          <table:table-cell office:value-type="string">
            <text:p>&lt;object&gt;.set_position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Orientation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Forc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Torqu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tleForceAtPosition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sleA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t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3" office:value-type="string">
            <text:p>BodyBase</text:p>
          </table:table-cell>
          <table:table-cell table:style-name="ce6" office:value-type="string">
            <text:p>No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Position<text:span text:style-name="T1">()</text:span></text:p>
          </table:table-cell>
          <table:table-cell table:style-name="ce7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Material<text:span text:style-name="T1">()</text:span></text:p>
          </table:table-cell>
          <table:table-cell table:style-name="ce7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Group<text:span text:style-name="T1">()</text:span></text:p>
          </table:table-cell>
          <table:table-cell table:style-name="ce7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Group<text:span text:style-name="T1">()</text:span></text:p>
          </table:table-cell>
          <table:table-cell table:style-name="ce7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body_set_skin_width</text:p>
          </table:table-cell>
          <table:table-cell table:style-name="ce20"/>
          <table:table-cell office:value-type="string">
            <text:p>bodybase.set_skin_width</text:p>
          </table:table-cell>
          <table:table-cell table:style-name="ce21" office:value-type="string">
            <text:p>No</text:p>
          </table:table-cell>
          <table:table-cell table:style-name="ce20" table:number-columns-repeated="24"/>
          <table:table-cell table:style-name="ce5" table:number-columns-repeated="4"/>
          <table:table-cell table:style-name="ce20" table:number-columns-repeated="989"/>
          <table:table-cell/>
        </table:table-row>
        <table:table-row table:style-name="ro2">
          <table:table-cell table:style-name="ce3" office:value-type="string">
            <text:p>---SetUSerData<text:span text:style-name="T1">()</text:span></text:p>
          </table:table-cell>
          <table:table-cell table:style-name="ce8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UserData<text:span text:style-name="T1">()</text:span></text:p>
          </table:table-cell>
          <table:table-cell table:style-name="ce9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1" office:value-type="string">
            <text:p>No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2">
          <table:table-cell table:style-name="ce3" office:value-type="string">
            <text:p>Bo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1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1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1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1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1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2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apsul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2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1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undbody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2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Facto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3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yroscope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eedback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5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6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17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17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18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18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8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18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17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revolute_link_get_angle</text:p>
          </table:table-cell>
          <table:table-cell table:number-columns-repeated="2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ical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Decc</text:p>
          </table:table-cell>
          <table:table-cell table:style-name="ce19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apsul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Spher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94">
            <text:p>194</text:p>
          </table:table-cell>
          <table:table-cell table:number-columns-repeated="3"/>
          <table:table-cell table:formula="of:=COUNTIF([.F4:.F286];&quot;No&quot;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33">
            <text:p>33</text:p>
          </table:table-cell>
          <table:table-cell table:number-columns-repeated="3"/>
          <table:table-cell table:formula="of:=COUNTIF([.F4:.F286];&quot;Yes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29">
            <text:p>29</text:p>
          </table:table-cell>
          <table:table-cell table:number-columns-repeated="3"/>
          <table:table-cell table:formula="of:=COUNTIF([.F4:.F286];&quot;Wont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9">
            <text:p>9</text:p>
          </table:table-cell>
          <table:table-cell table:number-columns-repeated="3"/>
          <table:table-cell table:formula="of:=COUNTIF([.F4:.F286];&quot;Partial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8]-[.B290]" office:value-type="float" office:value="233">
            <text:p>233</text:p>
          </table:table-cell>
          <table:table-cell table:number-columns-repeated="3"/>
          <table:table-cell table:formula="of:=[.F288]-[.F290]" office:value-type="float" office:value="266">
            <text:p>266</text:p>
          </table:table-cell>
          <table:table-cell table:number-columns-repeated="1018"/>
        </table:table-row>
        <table:table-row table:style-name="ro1" table:number-rows-repeated="10482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16:Sheet1.B219 Sheet1.B221:Sheet1.B239 Sheet1.B241:Sheet1.B252 Sheet1.B254:Sheet1.B277 Sheet1.B203:Sheet1.B213 Sheet1.B106:Sheet1.B165 Sheet1.B168:Sheet1.B200 Sheet1.B50:Sheet1.B57 Sheet1.B59:Sheet1.B59 Sheet1.B5:Sheet1.B28 Sheet1.B33:Sheet1.B34 Sheet1.B279:Sheet1.B286 Sheet1.B37:Sheet1.B52 Sheet1.B61:Sheet1.B10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6:Sheet1.B16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10:11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7-21T10:23:52</dc:date>
    <dc:creator>Michael </dc:creator>
    <meta:editing-duration>PT11M13S</meta:editing-duration>
    <meta:editing-cycles>6</meta:editing-cycles>
    <meta:generator>LibreOffice/4.0.2.2$Linux_X86_64 LibreOffice_project/400m0$Build-2</meta:generator>
    <meta:document-statistic meta:table-count="1" meta:cell-count="897" meta:object-count="0"/>
  </office:meta>
</office:document-meta>
</file>